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2688" calcext:value-type="float">
            <text:p>96.1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9456" calcext:value-type="float">
            <text:p>95.4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7872" calcext:value-type="float">
            <text:p>94.9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48" calcext:value-type="float">
            <text:p>93.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192" calcext:value-type="float">
            <text:p>91.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304" calcext:value-type="float">
            <text:p>92.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201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6136" calcext:value-type="float">
            <text:p>99.3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2448" calcext:value-type="float">
            <text:p>94.2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5264" calcext:value-type="float">
            <text:p>90.8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3992" calcext:value-type="float">
            <text:p>90.6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201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1" calcext:value-type="float">
            <text:p>88.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200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5152" calcext:value-type="float">
            <text:p>92.2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7824" calcext:value-type="float">
            <text:p>92.3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8048" calcext:value-type="float">
            <text:p>85.7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0264" calcext:value-type="float">
            <text:p>88.9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200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9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7584" calcext:value-type="float">
            <text:p>82.7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0864" calcext:value-type="float">
            <text:p>82.3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4064" calcext:value-type="float">
            <text:p>81.2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204" calcext:value-type="float">
            <text:p>81.0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9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4672" calcext:value-type="float">
            <text:p>80.8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0832" calcext:value-type="float">
            <text:p>80.5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9248" calcext:value-type="float">
            <text:p>80.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8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9224" calcext:value-type="float">
            <text:p>80.6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8992" calcext:value-type="float">
            <text:p>81.0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8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4672" calcext:value-type="float">
            <text:p>80.8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8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732" calcext:value-type="float">
            <text:p>81.4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8448" calcext:value-type="float">
            <text:p>81.3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2648" calcext:value-type="float">
            <text:p>80.6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8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076" calcext:value-type="float">
            <text:p>78.4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8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7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7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7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8816" calcext:value-type="float">
            <text:p>75.1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7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7568" calcext:value-type="float">
            <text:p>74.2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7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8344" calcext:value-type="float">
            <text:p>73.6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7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7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6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6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6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6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6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5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4801</text:p>
          </table:table-cell>
          <table:table-cell office:value-type="string" calcext:value-type="string">
            <text:p>195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